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text:s text:c="164"/></text:p>
      <text:p text:style-name="Standard">3.14159</text:p>
      <text:p text:style-name="Standard">[INFO] [1714875149.955620393] [cc_affordance_planner_ros]: Ready to read base link frame wrt odom?y for yes.</text:p>
      <text:p text:style-name="Standard">y</text:p>
      <text:p text:style-name="Standard">[INFO] [1714875178.347819616] [cc_affordance_planner_ros]: Here is the affordance frame location wrt base_link. Ensure it's not empty and makes sense:</text:p>
      <text:p text:style-name="Standard">0.517931</text:p>
      <text:p text:style-name="Standard">0.218598</text:p>
      <text:p text:style-name="Standard">0.221959</text:p>
      <text:p text:style-name="Standard">[INFO] [1714875178.347898451] [cc_affordance_planner_ros]: Put the robot in the start configuration for affordance execution. Done? y for yes.</text:p>
      <text:p text:style-name="Standard">y</text:p>
      <text:p text:style-name="Standard">Here is the affordance goal: 3.14159</text:p>
      <text:p text:style-name="Standard"/>
      <text:p text:style-name="Standard">Here is the space-frame screw list before swap: </text:p>
      <text:p text:style-name="Standard"><text:s/>0.0000 -0.2598 -0.2598 <text:s/>0.8798 <text:s/>0.0230 <text:s/>0.9995 <text:s/>1.0000 <text:s/>0.0000 <text:s/>0.0000 -1.0000</text:p>
      <text:p text:style-name="Standard"><text:s/>0.0000 <text:s/>0.9657 <text:s/>0.9657 <text:s/>0.2367 <text:s/>0.8450 -0.0068 <text:s/>0.0000 <text:s/>1.0000 <text:s/>0.0000 -0.0000</text:p>
      <text:p text:style-name="Standard"><text:s/>1.0000 <text:s/>0.0000 <text:s/>0.0000 -0.4123 <text:s/>0.5342 -0.0323 <text:s/>0.0000 <text:s/>0.0000 <text:s/>1.0000 -0.0000</text:p>
      <text:p text:style-name="Standard">-0.0000 <text:s/>0.0000 -0.3269 -0.0976 -0.1444 -0.0017 -0.0000 -0.2260 <text:s/>0.1012 <text:s/>0.0000</text:p>
      <text:p text:style-name="Standard">-0.0000 <text:s/>0.0000 -0.0879 <text:s/>0.3634 -0.1973 <text:s/>0.2473 <text:s/>0.2260 -0.0000 -0.5748 -0.2220</text:p>
      <text:p text:style-name="Standard">-0.0000 <text:s/>0.0000 -0.0042 <text:s/>0.0003 <text:s/>0.3183 -0.1043 -0.1012 <text:s/>0.5748 -0.0000 <text:s/>0.2186</text:p>
      <text:p text:style-name="Standard">swapper_x: <text:s/>1.0000 <text:s/>0.0000 <text:s/>0.0000 -0.0000 <text:s/>0.2260 -0.1012</text:p>
      <text:p text:style-name="Standard">swapper_y: <text:s/>0.0000 <text:s/>1.0000 <text:s/>0.0000 -0.2260 -0.0000 <text:s/>0.5748</text:p>
      <text:p text:style-name="Standard">swapper_z: <text:s/>0.0000 <text:s/>0.0000 <text:s/>1.0000 <text:s/>0.1012 -0.5748 -0.0000</text:p>
      <text:p text:style-name="Standard">[INFO] [1714875235.319322544] [cc_affordance_planner_ros]: Planner succeeded with Full solution, planning took 159898 microseconds, and inverse update method was used.</text:p>
      <text:p text:style-name="Standard">Here is the final goal: </text:p>
      <text:p text:style-name="Standard">Time from start: 0.0000s</text:p>
      <text:p text:style-name="Standard"><text:s/>Position: 0.2628 -1.5840 2.0090 0.6266 -0.4712 -0.5647 </text:p>
      <text:p text:style-name="Standard">Time from start: 0.3000s</text:p>
      <text:p text:style-name="Standard"><text:s/>Position: 0.2601 -1.5950 1.9864 0.5722 -0.4659 -0.6359 </text:p>
      <text:p text:style-name="Standard">Time from start: 0.6000s</text:p>
      <text:p text:style-name="Standard"><text:s/>Position: 0.2633 -1.6020 1.9572 0.5119 -0.4557 -0.7119 </text:p>
      <text:p text:style-name="Standard">Time from start: 0.9000s</text:p>
      <text:p text:style-name="Standard"><text:s/>Position: 0.2731 -1.6036 1.9232 0.4487 -0.4398 -0.7887 </text:p>
      <text:p text:style-name="Standard">Time from start: 1.2000s</text:p>
      <text:p text:style-name="Standard"><text:s/>Position: 0.2883 -1.5997 1.8869 0.3866 -0.4182 -0.8626 </text:p>
      <text:p text:style-name="Standard">Time from start: 1.5000s</text:p>
      <text:p text:style-name="Standard"><text:s/>Position: 0.3084 -1.5908 1.8489 0.3251 -0.3905 -0.9350 </text:p>
      <text:p text:style-name="Standard">Time from start: 1.8000s</text:p>
      <text:p text:style-name="Standard"><text:s/>Position: 0.3327 -1.5767 1.8092 0.2634 -0.3558 -1.0079 </text:p>
      <text:p text:style-name="Standard">Time from start: 2.1000s</text:p>
      <text:p text:style-name="Standard"><text:s/>Position: 0.3594 -1.5587 1.7706 0.2043 -0.3155 -1.0786 </text:p>
      <text:p text:style-name="Standard">Time from start: 2.4000s</text:p>
      <text:p text:style-name="Standard"><text:s/>Position: 0.3875 -1.5372 1.7334 0.1466 -0.2695 -1.1488 </text:p>
      <text:p text:style-name="Standard">Time from start: 2.7000s</text:p>
      <text:p text:style-name="Standard"><text:s/>Position: 0.4165 -1.5123 1.6979 0.0885 -0.2174 -1.2205 </text:p>
      <text:p text:style-name="Standard">Time from start: 3.0000s</text:p>
      <text:p text:style-name="Standard"><text:soft-page-break/><text:s/>Position: 0.4441 -1.4858 1.6663 0.0307 -0.1623 -1.2913 </text:p>
      <text:p text:style-name="Standard">Time from start: 3.3000s</text:p>
      <text:p text:style-name="Standard"><text:s/>Position: 0.4700 -1.4581 1.6394 -0.0298 -0.1053 -1.3628 </text:p>
      <text:p text:style-name="Standard">Time from start: 3.6000s</text:p>
      <text:p text:style-name="Standard"><text:s/>Position: 0.4933 -1.4303 1.6184 -0.0945 -0.0488 -1.4348 </text:p>
      <text:p text:style-name="Standard">Time from start: 3.9000s</text:p>
      <text:p text:style-name="Standard"><text:s/>Position: 0.5136 -1.4036 1.6045 -0.1640 0.0055 -1.5066 </text:p>
      <text:p text:style-name="Standard">Time from start: 4.2000s</text:p>
      <text:p text:style-name="Standard"><text:s/>Position: 0.5297 -1.3795 1.5984 -0.2362 0.0555 -1.5763 </text:p>
      <text:p text:style-name="Standard">Time from start: 4.5000s</text:p>
      <text:p text:style-name="Standard"><text:s/>Position: 0.5421 -1.3579 1.5998 -0.3125 0.1036 -1.6460 </text:p>
      <text:p text:style-name="Standard">Time from start: 4.8000s</text:p>
      <text:p text:style-name="Standard"><text:s/>Position: 0.5484 -1.3444 1.6053 -0.3694 0.1375 -1.6962 </text:p>
      <text:p text:style-name="Standard">[INFO] [1714875235.319650266] [cc_affordance_planner_ros]: Waiting on /moveit_plan_and_viz_server service to 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4T21:16:50.719612431</meta:creation-date>
    <dc:date>2024-05-04T21:17:24.309603179</dc:date>
    <meta:editing-duration>PT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373" meta:character-count="3027" meta:non-whitespace-character-count="2465"/>
  </office:meta>
</office:document-meta>
</file>